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38eb4" officeooo:paragraph-rsid="00373f1e"/>
    </style:style>
    <style:style style:name="P3" style:family="paragraph" style:parent-style-name="Standard">
      <style:text-properties officeooo:rsid="00050830" officeooo:paragraph-rsid="00050830"/>
    </style:style>
    <style:style style:name="P4" style:family="paragraph" style:parent-style-name="Standard">
      <style:text-properties officeooo:rsid="00050830" officeooo:paragraph-rsid="00373f1e"/>
    </style:style>
    <style:style style:name="P5" style:family="paragraph" style:parent-style-name="Standard">
      <style:text-properties officeooo:rsid="00070246" officeooo:paragraph-rsid="00050830"/>
    </style:style>
    <style:style style:name="P6" style:family="paragraph" style:parent-style-name="Standard">
      <style:text-properties officeooo:rsid="00070246" officeooo:paragraph-rsid="00070246"/>
    </style:style>
    <style:style style:name="P7" style:family="paragraph" style:parent-style-name="Standard">
      <style:text-properties officeooo:rsid="0007deda" officeooo:paragraph-rsid="0007deda"/>
    </style:style>
    <style:style style:name="P8" style:family="paragraph" style:parent-style-name="Standard">
      <style:text-properties officeooo:rsid="0007deda" officeooo:paragraph-rsid="001032d7"/>
    </style:style>
    <style:style style:name="P9" style:family="paragraph" style:parent-style-name="Standard">
      <style:text-properties officeooo:rsid="000bbb62" officeooo:paragraph-rsid="000bbb62"/>
    </style:style>
    <style:style style:name="P10" style:family="paragraph" style:parent-style-name="Standard">
      <style:text-properties officeooo:rsid="000bbb62" officeooo:paragraph-rsid="000e0684"/>
    </style:style>
    <style:style style:name="P11" style:family="paragraph" style:parent-style-name="Standard">
      <style:text-properties officeooo:rsid="000c097f" officeooo:paragraph-rsid="000c097f"/>
    </style:style>
    <style:style style:name="P12" style:family="paragraph" style:parent-style-name="Standard">
      <style:text-properties officeooo:rsid="000e0684" officeooo:paragraph-rsid="000e0684"/>
    </style:style>
    <style:style style:name="P13" style:family="paragraph" style:parent-style-name="Standard">
      <style:text-properties officeooo:rsid="000e0684" officeooo:paragraph-rsid="000fd567"/>
    </style:style>
    <style:style style:name="P14" style:family="paragraph" style:parent-style-name="Standard">
      <style:text-properties officeooo:rsid="001032d7" officeooo:paragraph-rsid="001032d7"/>
    </style:style>
    <style:style style:name="P15" style:family="paragraph" style:parent-style-name="Standard">
      <style:text-properties officeooo:rsid="0010dc02" officeooo:paragraph-rsid="0010dc02"/>
    </style:style>
    <style:style style:name="P16" style:family="paragraph" style:parent-style-name="Standard">
      <style:text-properties officeooo:rsid="00123b4a" officeooo:paragraph-rsid="00123b4a"/>
    </style:style>
    <style:style style:name="P17" style:family="paragraph" style:parent-style-name="Standard">
      <style:text-properties officeooo:rsid="0012a0f7" officeooo:paragraph-rsid="0012a0f7"/>
    </style:style>
    <style:style style:name="P18" style:family="paragraph" style:parent-style-name="Standard">
      <style:text-properties officeooo:rsid="00148165" officeooo:paragraph-rsid="00148165"/>
    </style:style>
    <style:style style:name="P19" style:family="paragraph" style:parent-style-name="Standard">
      <style:text-properties officeooo:rsid="00150716" officeooo:paragraph-rsid="00150716"/>
    </style:style>
    <style:style style:name="P20" style:family="paragraph" style:parent-style-name="Standard">
      <style:text-properties officeooo:rsid="001655d2" officeooo:paragraph-rsid="001655d2"/>
    </style:style>
    <style:style style:name="P21" style:family="paragraph" style:parent-style-name="Standard">
      <style:text-properties officeooo:rsid="001708c8" officeooo:paragraph-rsid="001708c8"/>
    </style:style>
    <style:style style:name="P22" style:family="paragraph" style:parent-style-name="Standard">
      <style:text-properties officeooo:rsid="0019fe10" officeooo:paragraph-rsid="0019fe10"/>
    </style:style>
    <style:style style:name="P23"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4"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5"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6"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27"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28"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29"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0"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31"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32"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33"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34" style:family="paragraph" style:parent-style-name="Standard">
      <style:paragraph-properties fo:text-align="start" style:justify-single-word="false"/>
      <style:text-properties fo:font-weight="normal" officeooo:rsid="002a76f2" officeooo:paragraph-rsid="002a76f2" style:font-weight-asian="normal" style:font-weight-complex="normal"/>
    </style:style>
    <style:style style:name="P35"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36" style:family="paragraph" style:parent-style-name="Standard">
      <style:paragraph-properties fo:text-align="start" style:justify-single-word="false"/>
      <style:text-properties fo:font-weight="normal" officeooo:rsid="002d6aed" officeooo:paragraph-rsid="002d6aed" style:font-weight-asian="normal" style:font-weight-complex="normal"/>
    </style:style>
    <style:style style:name="P37" style:family="paragraph" style:parent-style-name="Standard">
      <style:paragraph-properties fo:text-align="start" style:justify-single-word="false"/>
      <style:text-properties fo:font-weight="normal" officeooo:rsid="00299d28" officeooo:paragraph-rsid="00227676" style:font-weight-asian="normal" style:font-weight-complex="normal"/>
    </style:style>
    <style:style style:name="P38" style:family="paragraph" style:parent-style-name="Standard">
      <style:text-properties officeooo:rsid="001be73b" officeooo:paragraph-rsid="001be73b"/>
    </style:style>
    <style:style style:name="P39" style:family="paragraph" style:parent-style-name="Standard">
      <style:text-properties officeooo:rsid="00286fdb" officeooo:paragraph-rsid="00286fdb"/>
    </style:style>
    <style:style style:name="P40" style:family="paragraph" style:parent-style-name="Standard">
      <style:paragraph-properties fo:text-align="start" style:justify-single-word="false"/>
      <style:text-properties style:text-line-through-style="none" style:text-line-through-type="none" fo:font-weight="normal" officeooo:rsid="002b237a" officeooo:paragraph-rsid="002b237a"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de367" officeooo:paragraph-rsid="002de367"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de367" officeooo:paragraph-rsid="002b237a"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2fd505" officeooo:paragraph-rsid="002fd505"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314a2f" officeooo:paragraph-rsid="00314a2f"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32dabe" officeooo:paragraph-rsid="0032dabe"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3555da" officeooo:paragraph-rsid="003555da" style:font-weight-asian="normal" style:font-weight-complex="normal"/>
    </style:style>
    <style:style style:name="P47" style:family="paragraph" style:parent-style-name="Standard">
      <style:paragraph-properties fo:break-before="page"/>
      <style:text-properties officeooo:rsid="001032d7" officeooo:paragraph-rsid="001032d7"/>
    </style:style>
    <style:style style:name="P48" style:family="paragraph" style:parent-style-name="Standard">
      <style:paragraph-properties fo:break-before="page"/>
      <style:text-properties officeooo:rsid="0019fe10" officeooo:paragraph-rsid="0019fe10"/>
    </style:style>
    <style:style style:name="P49"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50"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51"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52" style:family="paragraph" style:parent-style-name="Standard">
      <style:paragraph-properties fo:text-align="center" style:justify-single-word="false" fo:break-before="page"/>
      <style:text-properties fo:font-weight="bold" officeooo:rsid="002b237a" officeooo:paragraph-rsid="002b237a" style:font-weight-asian="bold" style:font-weight-complex="bold"/>
    </style:style>
    <style:style style:name="P53"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54" style:family="paragraph" style:parent-style-name="Standard">
      <style:paragraph-properties fo:text-align="center" style:justify-single-word="false" fo:break-before="page"/>
      <style:text-properties style:text-underline-style="none" fo:font-weight="bold" officeooo:rsid="0019fe10" officeooo:paragraph-rsid="002b237a" style:font-weight-asian="bold" style:font-weight-complex="bold"/>
    </style:style>
    <style:style style:name="P55" style:family="paragraph" style:parent-style-name="Standard">
      <style:text-properties officeooo:rsid="00050830" officeooo:paragraph-rsid="00373f1e"/>
    </style:style>
    <style:style style:name="P56"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57" style:family="paragraph" style:parent-style-name="Standard">
      <style:paragraph-properties fo:text-align="start" style:justify-single-word="false"/>
      <style:text-properties fo:font-weight="normal" officeooo:rsid="003906b2" officeooo:paragraph-rsid="003906b2" style:font-weight-asian="normal" style:font-weight-complex="normal"/>
    </style:style>
    <style:style style:name="P58" style:family="paragraph" style:parent-style-name="Standard">
      <style:text-properties officeooo:rsid="0019fe10" officeooo:paragraph-rsid="0019fe10"/>
    </style:style>
    <style:style style:name="P59" style:family="paragraph" style:parent-style-name="Standard">
      <style:text-properties officeooo:rsid="003906b2" officeooo:paragraph-rsid="003906b2"/>
    </style:style>
    <style:style style:name="P60" style:family="paragraph" style:parent-style-name="Standard">
      <style:text-properties officeooo:rsid="00286fdb" officeooo:paragraph-rsid="00286fdb"/>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86fdb"/>
    </style:style>
    <style:style style:name="T21" style:family="text">
      <style:text-properties officeooo:rsid="00299d28"/>
    </style:style>
    <style:style style:name="T22" style:family="text">
      <style:text-properties officeooo:rsid="002a76f2"/>
    </style:style>
    <style:style style:name="T23" style:family="text">
      <style:text-properties officeooo:rsid="002b237a"/>
    </style:style>
    <style:style style:name="T24" style:family="text">
      <style:text-properties officeooo:rsid="002de367"/>
    </style:style>
    <style:style style:name="T25" style:family="text">
      <style:text-properties officeooo:rsid="00314a2f"/>
    </style:style>
    <style:style style:name="T26" style:family="text">
      <style:text-properties officeooo:rsid="003555da"/>
    </style:style>
    <style:style style:name="T27" style:family="text">
      <style:text-properties style:text-underline-style="solid" style:text-underline-width="auto" style:text-underline-color="font-color"/>
    </style:style>
    <style:style style:name="T2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Inici</text:p>
      <text:p text:style-name="P1"/>
      <text:p text:style-name="P1">“<text:span text:style-name="T1">Introduir nom abans”</text:span></text:p>
      <text:p text:style-name="P1"/>
      <text:p text:style-name="P1"/>
      <text:p text:style-name="P2">Recuerdas la fatidica noche de hace 1 semana con mucha claridad. </text:p>
      <text:p text:style-name="P2">Estabas con tu hermana, comiendo tranquilamente, cuando una explosion derribo vuestra casa. </text:p>
      <text:p text:style-name="P2">De entre los escombros solo pudiste ver como un demonio marcado con la luna se la llevaba inconsciente. </text:p>
      <text:p text:style-name="P2">Cuando conseguistes salir de los escombros y los seguiste hacia el lago, solo pudiste ver como el demonio ando por encima del agua hacia una torre que se alzaba en medio de este. </text:p>
      <text:p text:style-name="P2">Cuando te sumergiste, herido, en el lago para seguirlo, solo pudiste ver paralizado como tres titanicas serpientes blancas surgieron de las aguas. <text:s/></text:p>
      <text:p text:style-name="P4">Con el corazon congelado de mierdo, huiste del lago corriendo, mientras las serpientes se mofaban de ti llamandote “Patetico mortal!”.</text:p>
      <text:p text:style-name="P1"/>
      <text:p text:style-name="P4">Has estado una semana recuperadote de tus heridas, y estas preparado para ir a rescatar a tu hermana. </text:p>
      <text:p text:style-name="P4">Pero las serpientes estan en medio de la torre, y aun has de encontrar una forma de derrotarlas…</text:p>
      <text:p text:style-name="P3"/>
      <text:p text:style-name="P3"/>
      <text:p text:style-name="P3"/>
      <text:p text:style-name="P23">Bosque:</text:p>
      <text:p text:style-name="P3"/>
      <text:p text:style-name="P3">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3"/>
      <text:p text:style-name="P3"/>
      <text:p text:style-name="P5">[No hay ningun item inicialmente aquí]</text:p>
      <text:p text:style-name="P5"/>
      <text:p text:style-name="P6"/>
      <text:p text:style-name="P6"/>
      <text:p text:style-name="P38">Mover: Lago, montaña, cueva, pueblo </text:p>
      <text:p text:style-name="P49">Base de la montaña</text:p>
      <text:p text:style-name="P7"/>
      <text:p text:style-name="P7">Tras caminar durante cerca de una hora, llegas finalmente a la base de la montaña del relampago. Anillos de nubes negruzcas se arremolinan alrededor de su cima, mientras constantes truenos hacen retumbar la montaña entera.</text:p>
      <text:p text:style-name="P7"/>
      <text:p text:style-name="P7">[Primera vez] Te tiemblan las piernas, pero haras lo que sea necesario para recuperar a tu hermana. Segun empiezas a subir el sendero poco a poco, una voz te grita: </text:p>
      <text:p text:style-name="P7"/>
      <text:p text:style-name="P7">-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7"/>
      <text:p text:style-name="P7">&gt; <text:span text:style-name="T2">Quien eres?<text:line-break/><text:line-break/>- Yo soy Gyoubu Oniwa! Identificate! - Te grrita el hombre</text:span></text:p>
      <text:p text:style-name="P7">- <text:span text:style-name="T2">Mi nombre es $nom. - Le respondes</text:span></text:p>
      <text:p text:style-name="P7"/>
      <text:p text:style-name="P7">&gt; <text:span text:style-name="T2">Que hay en la cima de la montaña?</text:span></text:p>
      <text:p text:style-name="P7"/>
      <text:p text:style-name="P7">- <text:span text:style-name="T2">El templo del señor Susanoo! Solo aquellos con el valor de derramar la sangre de sus enemigos tienen permitido pasar!</text:span></text:p>
      <text:p text:style-name="P7"/>
      <text:p text:style-name="P7">&gt; <text:span text:style-name="T2">Que puedo hacer para pasar?</text:span></text:p>
      <text:p text:style-name="P7"/>
      <text:p text:style-name="P7">- <text:span text:style-name="T2">Demuestrame que eres en guerrero!</text:span></text:p>
      <text:p text:style-name="P7"/>
      <text:p text:style-name="P7">&gt; <text:span text:style-name="T2">(Si se tiene la espada) </text:span><text:span text:style-name="T3">Tengo una espada, asi que soy un guerrero, puedo pasar?</text:span></text:p>
      <text:p text:style-name="P7"/>
      <text:p text:style-name="P7">-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7"/>
      <text:p text:style-name="P7"/>
      <text:p text:style-name="P9">Variables:</text:p>
      <text:p text:style-name="P9">string nombre_personaje:</text:p>
      <text:p text:style-name="P9">string nombre_personaje:</text:p>
      <text:p text:style-name="P9">boolean espada_enseñada:</text:p>
      <text:p text:style-name="P9">arraylist items en el suelo:</text:p>
      <text:p text:style-name="P7"/>
      <text:p text:style-name="P7"/>
      <text:p text:style-name="P50">Cima de la montaña</text:p>
      <text:p text:style-name="P9"/>
      <text:p text:style-name="P11">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11"/>
      <text:p text:style-name="P11">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11"/>
      <text:p text:style-name="P12">En medio de este circulo puedes ver a un figura humanoide vagamente iluminada, sentada con las piernas cruzadas mientras hacer un trago de una pequeña botella de licor.</text:p>
      <text:p text:style-name="P10"><text:s/></text:p>
      <text:p text:style-name="P10">- <text:span text:style-name="T5">Tu eres el chaval que dice ser un guerrero? - Te dice la figura con una voz grave. - Acercate… deja que te vea bien.</text:span></text:p>
      <text:p text:style-name="P7"/>
      <text:p text:style-name="P12">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2"/>
      <text:p text:style-name="P12">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2"/>
      <text:p text:style-name="P12">- <text:span text:style-name="T6">Yo soy Susanoo, dios de la guerra y las tormentas. Habla, humano – te dice el</text:span></text:p>
      <text:p text:style-name="P12"/>
      <text:p text:style-name="P12">&gt; <text:span text:style-name="T6">Quien eres?</text:span></text:p>
      <text:p text:style-name="P13">- <text:span text:style-name="T6">ya te lo he dicho, soy <text:s/>Susanoo, dios de la guerra y las tormentas. No me hagas repetirlo</text:span></text:p>
      <text:p text:style-name="P13"/>
      <text:p text:style-name="P13">&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3"/>
      <text:p text:style-name="P13">&gt; <text:span text:style-name="T6">Han secuestrado a mi hermana. Necesito ayuda para rescatarla.</text:span></text:p>
      <text:p text:style-name="P13">- <text:span text:style-name="T6">Hmmh… es acaso ese mi problema? Soy un dios, no un guardia de tu pueblo. Pideselo a ellos, no a mi.</text:span></text:p>
      <text:p text:style-name="P13"><text:tab/>&gt; <text:span text:style-name="T6">Un demonio lunar la rapto, intente seguirlos, pero unas serpientes blancas </text:span><text:span text:style-name="T7">me atacaron <text:tab/>en el lago</text:span></text:p>
      <text:p text:style-name="P13"/>
      <text:p text:style-name="P13"><text:tab/>&gt; <text:span text:style-name="T7">Nadie del pueblo podia hacer nada, eran demasiado fuertes.</text:span></text:p>
      <text:p text:style-name="P13"><text:tab/>- <text:span text:style-name="T7">Hmpf, vaya guardias… guerreros mas lamentables. Ni que os hubieran atacado un <text:tab/>demonio.</text:span></text:p>
      <text:p text:style-name="P13"><text:tab/>&gt; <text:span text:style-name="T7">Si nos ataco un demonio. Uno lunar, acompañado de unas serpientes blancas gigantes.</text:span></text:p>
      <text:p text:style-name="P7"><text:tab/></text:p>
      <text:p text:style-name="P8"><text:tab/><text:span text:style-name="T5">- </text:span><text:span text:style-name="T7">Demonio lunar…? Serpientes blancas...? Hmpf, asi que hemos llegado a esto?</text:span></text:p>
      <text:p text:style-name="P47">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4"/>
      <text:p text:style-name="P14">&gt; (Si se tiene el espejo) Reconoces este espejo? </text:p>
      <text:p text:style-name="P14">- Eso ha llegado a tus manos…? <text:s/>Hmf, cuida bien de eso, quieres? Es mas valioso que tu, te responde el.</text:p>
      <text:p text:style-name="P14"/>
      <text:p text:style-name="P14">&gt; Estoy listo, hagamos el duelo.</text:p>
      <text:p text:style-name="P14">- <text:span text:style-name="T8">(Si no tienes la espada) – Sin armas? No seas necio, humano, armate antes y habla conmigo.</text:span></text:p>
      <text:p text:style-name="P14"/>
      <text:p text:style-name="P14">-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4"/>
      <text:p text:style-name="P15">Atacar 1</text:p>
      <text:p text:style-name="P15">- Blandes tu hoja contra susanoo, que se limita a apartarte de una patada. - Eso es todo lo que puedes hacer, humano?! <text:s/>Vamos! Muestrame te poder! - Te grita susano. Tu te pones de pie dudando de tus oportunidades contra el</text:p>
      <text:p text:style-name="P15"/>
      <text:p text:style-name="P15">Defensa 1</text:p>
      <text:p text:style-name="P15">- Pones tu espada en pose defensiva, <text:span text:style-name="T9">en el momento adecuado para desviar uno de los golpes de susanoo hacia el suelo. - Buena jugada chaval… buena jugada… - te dice susanoo, sonriendo sadicamente</text:span></text:p>
      <text:p text:style-name="P15"/>
      <text:p text:style-name="P15"/>
      <text:p text:style-name="P16">Atacar 2</text:p>
      <text:p text:style-name="P16">-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6"/>
      <text:p text:style-name="P16">Defensa 2</text:p>
      <text:p text:style-name="P16">-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6"/>
      <text:p text:style-name="P16"/>
      <text:p text:style-name="P17">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7"/>
      <text:p text:style-name="P17">Defensa 3 </text:p>
      <text:p text:style-name="P18">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8"/>
      <text:p text:style-name="P18">Atacar 4</text:p>
      <text:p text:style-name="P18">Blandes tu espada con fuerza hacia la pierna de susanoo, cortandosela de forma profunda. Su sangre te salpica en la cara, mientras susanoo hace un grito de dolor. El se levanta, mientras tu coges aire.</text:p>
      <text:p text:style-name="P18"/>
      <text:p text:style-name="P18">Defensa 4.</text:p>
      <text:p text:style-name="P18">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8"/>
      <text:p text:style-name="P18"/>
      <text:p text:style-name="P18">Victoria:</text:p>
      <text:p text:style-name="P18"/>
      <text:p text:style-name="P18">-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8"/>
      <text:p text:style-name="P18"/>
      <text:p text:style-name="P19">Segun sales del templo, un temblor hace que parte de el se derrumbe, sellando l<text:span text:style-name="T12">a entrada al templo.</text:span></text:p>
      <text:p text:style-name="P18"/>
      <text:p text:style-name="P18"/>
      <text:p text:style-name="P20">Variables:</text:p>
      <text:p text:style-name="P20"/>
      <text:p text:style-name="P20">Int ataques</text:p>
      <text:p text:style-name="P20">Int defensas</text:p>
      <text:p text:style-name="P21">boolean revelado_demonio</text:p>
      <text:p text:style-name="P21"/>
      <text:p text:style-name="P21">boolean duelo_ganado</text:p>
      <text:p text:style-name="P21">Arraylist objetos_suelo</text:p>
      <text:p text:style-name="P51">Pueblo</text:p>
      <text:p text:style-name="P39">zona transitoria</text:p>
      <text:p text:style-name="P48"/>
      <text:p text:style-name="P24">Templo</text:p>
      <text:p text:style-name="P39">et dona pistes i la magatama al final</text:p>
      <text:p text:style-name="P39"/>
      <text:p text:style-name="P59">se consigue el agua sagrada</text:p>
      <text:p text:style-name="P48"/>
      <text:p text:style-name="P24">Casa</text:p>
      <text:p text:style-name="P39">pensar algo per fer aqui</text:p>
      <text:p text:style-name="P48"/>
      <text:p text:style-name="P24">Entrada torre lunar</text:p>
      <text:p text:style-name="P22"/>
      <text:p text:style-name="P48"/>
      <text:p text:style-name="P24">Mitad torre lunar</text:p>
      <text:p text:style-name="P22"/>
      <text:p text:style-name="P59">Sombra que derrotas lanzando agua sagrada</text:p>
      <text:p text:style-name="P48"/>
      <text:p text:style-name="P24">Cima torre lunar</text:p>
      <text:p text:style-name="P24"/>
      <text:p text:style-name="P33">final, utilizar els 3 items magics per guanyar. Decisio final de si matar a tsukiyomi o no.</text:p>
      <text:p text:style-name="P53"/>
      <text:p text:style-name="P26">Lago</text:p>
      <text:p text:style-name="P27">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27"/>
      <text:p text:style-name="P27">- <text:span text:style-name="T13">Vaya vaya – Dice la del medio. - Una ratita ha salido de su escondite. - En todo burlesco</text:span></text:p>
      <text:p text:style-name="P27">- <text:span text:style-name="T13">Es muy mono, nos lo podemos quedar? - Pregunta la de la derecha, que ves que es significativamente mas pequeña que las otras dos, </text:span><text:span text:style-name="T14">en un tono perturbadoramente infantil e inocente.</text:span></text:p>
      <text:p text:style-name="P27">- <text:span text:style-name="T14">Tsch! Dejad de hacer tonterias y matemoslo de una vez! - Responde la de la izquierda en tono enfadado.</text:span></text:p>
      <text:p text:style-name="P27"/>
      <text:p text:style-name="P27">&gt; <text:span text:style-name="T14">Quienes sois?</text:span></text:p>
      <text:p text:style-name="P27">- <text:span text:style-name="T14">Huh?! No estas aterrado?! Acaso al golpearte en la cabeza perdiste la capacidad de tener miedo? - Dice la del medio. - Hm, escucha nuestros nombres, mortal! Pues somos Azume, Uzume e Izume, las hijas de Orochi! Tiembla ante nuestra presencia!</text:span></text:p>
      <text:p text:style-name="P27">- <text:span text:style-name="T14">Yo soy Izume! - Dice la de la derecha</text:span></text:p>
      <text:p text:style-name="P27">- <text:span text:style-name="T14">Hmpf! Y yo Uzume – Responde de mala manera la de la izquierda.</text:span></text:p>
      <text:p text:style-name="P27"/>
      <text:p text:style-name="P31">Segunda vez:</text:p>
      <text:p text:style-name="P31">- Creo que el humano se ha roto – Dice izume – No izume, solo es idiota, ya le hemos responido hace nada y no se acuerda. - Le dice azume.</text:p>
      <text:p text:style-name="P27"/>
      <text:p text:style-name="P27"/>
      <text:p text:style-name="P27"/>
      <text:p text:style-name="P27"/>
      <text:p text:style-name="P27">&gt; <text:span text:style-name="T15">Me dejais pasar a la torre?</text:span></text:p>
      <text:p text:style-name="P29">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29"/>
      <text:p text:style-name="P32">Segunda vez:</text:p>
      <text:p text:style-name="P32">-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caen </text:span><text:span text:style-name="T20">pp</text:span></text:p>
      <text:p text:style-name="P29"><text:s/></text:p>
      <text:p text:style-name="P29"/>
      <text:p text:style-name="P29"/>
      <text:p text:style-name="P29"/>
      <text:p text:style-name="P30">Texto tras volver.</text:p>
      <text:p text:style-name="P30"/>
      <text:p text:style-name="P30">- Tu! - Grita uzume – Te creias que con ese truco podrias escapar de nosotras?! - Ves como energia 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text:span><text:soft-page-break/><text:span text:style-name="T18">que nuestras emociones se nos suban a la cabeza… tenemos objetivos mas importantes. - Eres una aburrida! Podemos matarlo ya? Quiero irme a nadar. - Dice izume en tono quejica. - </text:span><text:span text:style-name="T21">Silencio! Las dos! Ahora… que hacemos con este? - Les incrimina azume.</text:span></text:p>
      <text:p text:style-name="P30"/>
      <text:p text:style-name="P30"/>
      <text:p text:style-name="P37">(si se entra con la espada legendaria en el inventario)</text:p>
      <text:p text:style-name="P30">- <text:span text:style-name="T21">Ah! E-e-esa espada! - Dice uzume, claramente asustada. - C-como la ha conseguido?! - Dice izume tambien asustada. - Eso ahora no importa! Tenemos que acabar con el rapido! - </text:span><text:span text:style-name="T22">P-pero si la desfenunda…! - Dize izuma – Grrrrr! Haced algo, rapido! - Dice uzume. Notas como la espada en tu cinto tiembla ligeramente.</text:span></text:p>
      <text:p text:style-name="P30"/>
      <text:p text:style-name="P34">(si se usa la espada)</text:p>
      <text:p text:style-name="P34">Acercas tu mano a la empuñadura de la espada, y según la coges, tu cuerpo se mueve solo, haciendo un rapido corte horizontal en el aire. Durante unos segundos nada ocurre, ni tu ni las serpientes os moveis un dedo, pero subitamente, ves como algo empieza a gotear de sus cuellos: sangre.</text:p>
      <text:p text:style-name="P34"/>
      <text:p text:style-name="P34">- Susanoo… maldito… bastardo… - Dicen izume, azume y uzume respectivamente, mientras sus cabezas cortadas se deslizan de sus cuellos y caen al lago, seguido de sus cuerpos, haciendo una ola que te empapa completamente de agua. Ves como la marea arrastra los tres cuerpos, posicionandolos de forma idonea para que sirvan de puente para llegar a la torre sin mojarte. Notas como una voz empieza a hablarte en la cabeza – Hm, uno pensaria que tras su primera muerte esas pensarian en meterse con mi hermana de nuevo. Al menos asi serviran de algo… bien hecho mortal, has demostrado ser digno de mi poder, ahora, entra en esa torre y rescata a Amaterasu! - La reconoces sin problema alguno, es susanoo, pero antes que puedas <text:span text:style-name="T23">preguntarle nada y resolver tus preguntas, deja de hablar, y no responde nada que dices.</text:span></text:p>
      <text:p text:style-name="P34"/>
      <text:p text:style-name="P34"/>
      <text:p text:style-name="P35">(si se suelta la espada en el suelo)</text:p>
      <text:p text:style-name="P40">- A-a-acaba de soltar la espada?! - Exclama uzume – Rapido antes que la recoj- dice azume, sienda interrumpida por izume, que antes que puedas hacer nada te aplasta con su cola, reduciendote a poco mas que una mancha roja en el suelo. Tu fin es rapido e indoloro, pero sabes que le fallaste a tu hermana, y llevaras eso hasta el fin de los tiempos en tu alma. [GAME OVER]</text:p>
      <text:p text:style-name="P30"/>
      <text:p text:style-name="P30"/>
      <text:p text:style-name="P36">(desciptcion post matanza)</text:p>
      <text:p text:style-name="P36">El agua del lago esta manchada de roja de la sangre de las serpientes, y muchos de los arboles han sido o bien derribados por sus golpes de las serpientes o bien por tu corte al matarlas. El olor es mejor no mencionarlo, pero no puedes dejar que algo tan pequeño te impida continuar; vamos pequeño heroe, entra en la torre y cumple tu objetivo!</text:p>
      <text:p text:style-name="P28"/>
      <text:p text:style-name="P54">Cueva - <text:span text:style-name="T23">esfinge</text:span></text:p>
      <text:p text:style-name="P42"/>
      <text:p text:style-name="P41"/>
      <text:p text:style-name="P43">Primera visita</text:p>
      <text:p text:style-name="P43"/>
      <text:p text:style-name="P43">Bajando por el camino del bosque llegas a la Caverna Espejada, una cueva cercana al pueblo, en busca de cualquier cosa que pueda ayudarte en tu mision. Tras bajar por la entrada, llegas a una sala mas o menos rectangular. Del techo gotea agua, formando charcos en la piedra irregular. Delante tuya , engastada en la pared hay una estatua muy desgastada, de aproximadamente tu altura. Cuesta distintguir <text:s/><text:span text:style-name="T25">que representa exactamente, pero parece algun animal con cabeza de mujer. Esta con los ojos cerrados.</text:span></text:p>
      <text:p text:style-name="P43"/>
      <text:p text:style-name="P44">Segun te acercas, ves como empieza a surgir una voz de la estatua: - <text:span text:style-name="T24">Rojo de la tierra, de hermoso color teñida, tras mis mil agujas me hallaras escondida. </text:span>Que soy? - Dice en tono monótono. </text:p>
      <text:p text:style-name="P44"/>
      <text:p text:style-name="P44"/>
      <text:p text:style-name="P45">(Decir la respuesta es escribiendo el texto, es “rosa”<text:span text:style-name="T26">)</text:span></text:p>
      <text:p text:style-name="P45"/>
      <text:p text:style-name="P46">- Eres una rosa – Le dices. - Tu respuesta… es correcta. - Dice la estatua. Notas</text:p>
      <text:p text:style-name="P52">Cueva – Mural</text:p>
      <text:p text:style-name="P35"/>
      <text:p text:style-name="P35"/>
      <text:p text:style-name="P35"/>
      <text:p text:style-name="P35"/>
      <text:p text:style-name="P35"/>
      <text:p text:style-name="P57">Puedes recoger la antorcha aquí.</text:p>
      <text:p text:style-name="P52">Cueva – antorchas</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5T11:35:50.012000000</dc:date>
    <meta:editing-duration>PT6H3M41S</meta:editing-duration>
    <meta:editing-cycles>21</meta:editing-cycles>
    <meta:generator>LibreOffice/7.1.4.2$Windows_X86_64 LibreOffice_project/a529a4fab45b75fefc5b6226684193eb000654f6</meta:generator>
    <meta:document-statistic meta:table-count="0" meta:image-count="0" meta:object-count="0" meta:page-count="16" meta:paragraph-count="129" meta:word-count="2920" meta:character-count="16400" meta:non-whitespace-character-count="13555"/>
  </office:meta>
</office:document-meta>
</file>